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list-style-name="L1">
      <style:paragraph-properties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 D. Holman</text:p>
      <text:p text:style-name="P1">CIS 2532 – Advanced Python / Intro. Data Science</text:p>
      <text:p text:style-name="P1">5 / 2 / 2020</text:p>
      <text:p text:style-name="P1"/>
      <text:p text:style-name="P1">Deep Learning Module</text:p>
      <text:p text:style-name="P1"/>
      <text:p text:style-name="P3"/>
      <text:p text:style-name="P2">Part I:</text:p>
      <text:p text:style-name="P4">What is deep learning? <text:s/>How does it work? <text:s/>What does it do? <text:s/>Give at least one example of DL application.</text:p>
      <text:p text:style-name="P4"/>
      <text:p text:style-name="P5">Deep learning is a subfield of machine learning inspired by contemporary neuroscience. <text:s/>It utilizes algorithms inspired by recent research into the structure and function of the human brain. <text:s/>These algorithms are called artificial neural networks. <text:s/>Artificial neural networks are 'software constructs that operate similarly to how scientists believe our brain works.' <text:s/>Artificial neural networks try to emulate some of the workings of the human nervous system, especially the manner in which neurons in the brain are connected to one another via pathways called synapses. <text:s/>As human beings learn the neurons along specific pathways activate, repeated experience reinforces and strengthens existing pathways, and new experiences promote the creation of new pathways. <text:s/>At a very high level, this is functionality that artificial neural networks attempt to replicate.</text:p>
      <text:p text:style-name="P5"/>
      <text:p text:style-name="P5">Artificial neural networks usually consist of three or more layers comprised of neurons and the pathways ( or synapses ) between them wherein the output of each neuron becomes the input of another neuron. <text:s/>The inputs to the network consist of training samples and the network is trained iteratively over time. <text:s/>Training iterations are known as 'epochs' and each epoch processes every sample in the training dataset one time.</text:p>
      <text:p text:style-name="P5"/>
      <text:p text:style-name="P5">The 'neurons' in an artificial neural network actually are 'mathematical functions, conceived as a model of biological neurons.' <text:s/>The artificial neurons receive one or more inputs and sums them to produce an output ( or activation ). <text:s/>Each input is usually separately weighted and the sum is passed through an activation function. ( Wikipedia: <text:s/>en.wikipedia.org/wiki/Artificial_neuron ) <text:s/>During training 'the network calculates values called weights for every connection between the neurons in one layer and those in the next. <text:s/>The sum of the weighted inputs is then passed to the activation function, discussed above. <text:s/>The output of the activation function determines which neurons are activated. <text:s/>Throughout training, the network attempts to minimize the error rate between the network's predicted labels and the sample's actual labels. <text:s/>This error rate is known as the 'loss' and is calculated by a loss function. <text:s/>As the network progresses through each epoch, the amount of error contributed to the overall loss by each neuron is calculated and, in an effort to minimize the loss, the network goes back through the layers recursively, adjusting the weights for each neuron. <text:s/>This technique is known as back <text:soft-page-break/>propagation.</text:p>
      <text:p text:style-name="P5"/>
      <text:p text:style-name="P5">Deep learning is applied in a wide variety of fields, from classification of images, recognition of digits ( a subset of the image classification problem) to generating 'artificial' poetry, writing, even psychedelic art as in the 'Deep Art' program referenced by the text.</text:p>
      <text:p text:style-name="P5"/>
      <text:p text:style-name="P7">Part II:</text:p>
      <text:p text:style-name="P7">What is Git/Github and how does it work?</text:p>
      <text:p text:style-name="P7"/>
      <text:p text:style-name="P5">Github is a web based platform used for version control. <text:s/>Every programmer who sticks at it long enough ( prior to being introduced to version control ) has experienced the problem Git/Github was developed to solve. <text:s/>You might sit down with a text editor or an IDE and develop a program. <text:s/>Then you want to make changes. <text:s/>However, you don't want to be stuck with a possibly breaking change that could involve hours of backtracking labor to resolve. <text:s/>So you save the project with a different name, indicative of the change. <text:s/>But then hours, or even minutes later, you find yourself facing the problem again and so on and so forth. <text:s/>You wind up with a directory filled with several screens worth of versions of the same program. <text:s/>It's a mess. <text:s/>If you are working with a partner or as a part of a team, then the problem is compounded by several orders of magnitude. <text:s/>How do you indicate who made what changes when? <text:s/>Do you clutter your code with such comments or keep a separate file open to track the changes? <text:s/>You realize you need some type of version control system. You need an automated system for handling such everyday tasks. <text:s/>You need branching, a system for tracking who made what changes when, and for storing work in progress in a central repository for team members to check in and check out. <text:s/>Git/Github provides all this functionality and more.</text:p>
      <text:p text:style-name="P5"/>
      <text:p text:style-name="P5">Sometimes there is confusion between Git and GitHub. <text:s/>The two usually work hand in hand though. <text:s/>The simplest way to conceptualize the difference is to think of Git as a local version control system. <text:s/>Github provides a more expansive web based framework for accomplishing the same set of tasks and for collaborative efforts.</text:p>
      <text:p text:style-name="P5"/>
      <text:p text:style-name="P5">One of my favorite Github features is that it serves as a vast public searchable repository of code. <text:s/>If you are working, for example, on a 'Pac-Man' style game and want to see how another developer handled the artificial intelligence system for the ghosts you can enter 'pac man' or 'pac man ai' and will be treated to a virtual buffet of code. <text:s/>The same is true, for example, if you want to see how some aspect of a web framework like Spring or Django works, you can search for projects similar to what you have in mind. <text:s/>Say you need to develop a user registration system using the Spring framework. <text:s/>This is a difficult framework – but the ability to work from an example can truly be like mana from heaven. <text:s/>On the job the goal is to get the work done. <text:s/>So why waste time re-inventing the wheel when numerous other developers have already solved a problem? <text:s/><text:soft-page-break/>After all, there are plenty of unsolved problems still out there for us to focus on. <text:s/></text:p>
      <text:p text:style-name="P5"/>
      <text:p text:style-name="P5">Github also hosts open source projects and allows you to 'fork' other developers code to your own account and start tweaking or building on an existing code base. <text:s text:c="2"/>It allows you to make all the changes you like without affecting the original code base. <text:s/>This is an invaluable feature when it comes to open source projects because this way anyone can dig into open source code and contribute. <text:s/>You can attempt to improve upon the original source code and if you think you have made worthwhile changes, Github provides the ability to make a 'pull request'. <text:s/>Once you've sent a pull request the core team of developers can review your changes, discuss modifications, and, if merited, 'push' follow up commits that improve upon the original code.</text:p>
      <text:p text:style-name="P5"/>
      <text:p text:style-name="P5">Familiarity with some form of version control system, whether it be Mercurial, Subversion, or Github, as I am discussing here, is an essential part of any aspiring developers armementarium. <text:s/>A Github account is a great way to show potential employers just how you have been spending your time. <text:s/>As mentioned in the course notes, professional developers are expected to be comfortable using Git and Github from the command line. <text:s/>I was first introduced to Github several years ago. <text:s/>I work primarily as a solo developer and student so use just a fraction of Github's feature set. <text:s/>This is a great opportunity for me to explore Github in more depth. <text:s/>To date my work with github has been primarily from within the GUI systems provided by PyCharm, IntelliJ, and Visual Studio Code. <text:s/>I have used the command line for some tasks but thus far my needs have been pretty simple. <text:s/>Github provides a central repository for showcasing my code to potential employers, allows me to keep work backed up constantly and branch when required. <text:s/>My typical workflow involves setting up an initial Github repository, cloning it, and then importing it into the version control system of whatever IDE I happen to be using. <text:s/>All of the JetBrains tools, PyCharm, IntelliJ, Clion, Webstorm, provide excellent interfaces to Git and Github. <text:s/>Using the tools provided by my IDE I then make commits and push changes to my project repository.</text:p>
      <text:p text:style-name="P5"/>
      <text:p text:style-name="P5">At a slightly more fine grained level of detail, one might follow a workflow similar to this:</text:p>
      <text:list xml:id="list4552310723231796526" text:style-name="L1">
        <text:list-item>
          <text:p text:style-name="P6">Using the Github web based interface create a Github repository. <text:s/>You will be given the option of creating a 'README' file. <text:s/>README files describe your project and the expectation is that they will detail the steps required to run/install your code. <text:s/>README files consist of either plain text or markdown, a markup language similar in nature to HTML that makes formatting easier than with simple text.</text:p>
        </text:list-item>
        <text:list-item>
          <text:p text:style-name="P6">Create a local repository either in an IDE or from the command line ( basic command line instructions are offered by Github ) and add the remote repository as the 'origin'.</text:p>
        </text:list-item>
        <text:list-item>
          <text:p text:style-name="P6">Add files to Git and when you make changes 'commit' your work along with a <text:soft-page-break/>simple message describing the change. <text:s/>When you are ready 'push' the work to the remote repository. <text:s/>Branch when necessary, knowing you are safe, that you always have the option to restore changes.</text:p>
        </text:list-item>
      </text:list>
      <text:p text:style-name="P5"/>
      <text:p text:style-name="P7"/>
      <text:p text:style-name="P7"/>
      <text:p text:style-name="P7"/>
      <text:p text:style-name="P7"/>
      <text:p text:style-name="P7"/>
      <text:p text:style-name="P7"/>
      <text:p text:style-name="P7"/>
      <text:p text:style-name="P7">Part III:</text:p>
      <text:p text:style-name="P7"/>
      <text:p text:style-name="P5">As mentioned above, I have been using Github on and off for the past several years. <text:s/>I already have an account. <text:s/>Below I provide account details and links to the programs for part III of the homework.</text:p>
      <text:p text:style-name="P5"/>
      <text:p text:style-name="P5">Github Account: <text:s/></text:p>
      <text:p text:style-name="P5"><text:a xlink:type="simple" xlink:href="https://github.com/marc9323" text:style-name="Internet_20_link" text:visited-style-name="Visited_20_Internet_20_Link">https://github.com/marc9323</text:a> </text:p>
      <text:p text:style-name="P5"/>
      <text:p text:style-name="P5">Repository for Homework:</text:p>
      <text:p text:style-name="P5"><text:a xlink:type="simple" xlink:href="https://github.com/marc9323/CIS2532_Deep_Learning" text:style-name="Internet_20_link" text:visited-style-name="Visited_20_Internet_20_Link">https://github.com/marc9323/CIS2532_Deep_Learning</text:a> </text:p>
      <text:p text:style-name="P5"/>
      <text:p text:style-name="P5"/>
      <text:p text:style-name="P7">Learning Report Summary:</text:p>
      <text:p text:style-name="P7"><text:span text:style-name="T1"/></text:p>
      <text:p text:style-name="P7"><text:span text:style-name="T1">I was a bit overwhelmed by this module and had to spend quite a bit of time reading and re-reading and googling. <text:s/>This is extremely challenging material. <text:s/>Although I did complete the assignment successfully, I was pushed for time with the end of the semester approaching. <text:s/>As you stated previously, any of the recent modules could have entire courses devoted solely to them. <text:s/>This module really sparked my interest and I plan to return to this material over the summer. <text:s/>A good book on Machine/Deep learning will definitely be on my list, perhaps a Udemy course on the topic as well. <text:s/>One suggestion I might offer for the future might be a three course python track, intro, then the data science and data structures material, followed by an entire semester devoted to machine and deep learning. <text:s/>However, I feel this was a solid introduction and introduced me to the key concepts I will require in pursuing the material further.</text:span></text:p>
      <text:p text:style-name="P5"/>
      <text:p text:style-name="P5"/>
      <text:p text:style-name="P7"><text: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2T18:38:51.44</meta:creation-date>
    <dc:date>2020-05-05T15:51:16.85</dc:date>
    <meta:editing-duration>P2DT21H12M6S</meta:editing-duration>
    <meta:editing-cycles>39</meta:editing-cycles>
    <meta:generator>OpenOffice/4.1.7$Win32 OpenOffice.org_project/417m1$Build-9800</meta:generator>
    <meta:document-statistic meta:table-count="0" meta:image-count="0" meta:object-count="0" meta:page-count="4" meta:paragraph-count="30" meta:word-count="1680" meta:character-count="10046"/>
  </office:meta>
</office:document-meta>
</file>